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6" style:family="paragraph" style:parent-style-name="Standard" style:list-style-name="L1">
      <style:text-properties fo:color="#0066cc" fo:font-weight="normal" officeooo:rsid="0019c67f" officeooo:paragraph-rsid="0019c67f" style:font-weight-asian="normal" style:font-weight-complex="normal"/>
    </style:style>
    <style:style style:name="P7" style:family="paragraph" style:parent-style-name="Standard" style:list-style-name="L2">
      <style:text-properties fo:color="#996600" fo:font-weight="normal" officeooo:rsid="0019c67f" officeooo:paragraph-rsid="0019c67f" style:font-weight-asian="normal" style:font-weight-complex="normal"/>
    </style:style>
    <style:style style:name="P8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9" style:family="paragraph" style:parent-style-name="Standard">
      <style:text-properties fo:color="#000000" style:text-underline-style="solid" style:text-underline-width="auto" style:text-underline-color="font-color" fo:font-weight="bold" officeooo:rsid="0019c67f" officeooo:paragraph-rsid="0019c67f" style:font-weight-asian="bold" style:font-weight-complex="bold"/>
    </style:style>
    <style:style style:name="P10" style:family="paragraph" style:parent-style-name="Standard">
      <style:text-properties fo:color="#000000" style:text-underline-style="none" fo:font-weight="bold" officeooo:rsid="001b8c6f" officeooo:paragraph-rsid="001b8c6f" style:font-weight-asian="bold" style:font-weight-complex="bold"/>
    </style:style>
    <style:style style:name="P11" style:family="paragraph" style:parent-style-name="Standard">
      <style:text-properties fo:color="#0000cc" fo:font-weight="bold" officeooo:rsid="0019c67f" officeooo:paragraph-rsid="0019c67f" style:font-weight-asian="bold" style:font-weight-complex="bold"/>
    </style:style>
    <style:style style:name="P12" style:family="paragraph" style:parent-style-name="Standard">
      <style:text-properties fo:color="#0000cc" style:text-underline-style="solid" style:text-underline-width="auto" style:text-underline-color="font-color" fo:font-weight="bold" officeooo:rsid="0019c67f" officeooo:paragraph-rsid="0019c67f" style:font-weight-asian="bold" style:font-weight-complex="bold"/>
    </style:style>
    <style:style style:name="P13" style:family="paragraph" style:parent-style-name="Standard">
      <style:text-properties fo:color="#0000cc" style:text-underline-style="none" fo:font-weight="bold" officeooo:rsid="0019c67f" officeooo:paragraph-rsid="0019c67f" style:font-weight-asian="bold" style:font-weight-complex="bold"/>
    </style:style>
    <style:style style:name="P14" style:family="paragraph" style:parent-style-name="Standard">
      <style:text-properties fo:color="#0000cc" style:text-underline-style="none" fo:font-weight="bold" officeooo:rsid="0019c67f" officeooo:paragraph-rsid="001b8c6f" style:font-weight-asian="bold" style:font-weight-complex="bold"/>
    </style:style>
    <style:style style:name="P15" style:family="paragraph" style:parent-style-name="Standard">
      <style:text-properties fo:color="#0000cc" style:text-underline-style="none" fo:font-weight="bold" officeooo:rsid="001b8c6f" officeooo:paragraph-rsid="001b8c6f" style:font-weight-asian="bold" style:font-weight-complex="bold"/>
    </style:style>
    <style:style style:name="P16" style:family="paragraph" style:parent-style-name="Standard">
      <style:text-properties fo:color="#0000cc" style:text-underline-style="none" fo:font-weight="bold" officeooo:rsid="001d4413" officeooo:paragraph-rsid="001d4413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style:text-position="0% 100%" fo:font-style="normal" officeooo:rsid="001d4413" style:font-style-asian="normal" style:font-style-complex="normal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solid" style:text-underline-width="auto" style:text-underline-color="font-color"/>
    </style:style>
    <style:style style:name="T7" style:family="text">
      <style:text-properties officeooo:rsid="001866ed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text-underline-style="none"/>
    </style:style>
    <style:style style:name="T10" style:family="text">
      <style:text-properties fo:color="#000000" style:text-position="0% 100%"/>
    </style:style>
    <style:style style:name="T11" style:family="text">
      <style:text-properties fo:color="#000000" style:text-position="0% 100%" fo:font-weight="normal" style:font-weight-asian="normal" style:font-weight-complex="normal"/>
    </style:style>
    <style:style style:name="T12" style:family="text">
      <style:text-properties fo:color="#000000" style:text-position="0% 100%" fo:font-weight="normal" officeooo:rsid="001b8c6f" style:font-weight-asian="normal" style:font-weight-complex="normal"/>
    </style:style>
    <style:style style:name="T13" style:family="text">
      <style:text-properties fo:color="#000000" style:text-position="0% 100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text-position="0% 100%" fo:font-style="normal" fo:font-weight="normal" officeooo:rsid="001d4413" style:font-style-asian="normal" style:font-weight-asian="normal" style:font-style-complex="normal" style:font-weight-complex="normal"/>
    </style:style>
    <style:style style:name="T15" style:family="text">
      <style:text-properties fo:color="#000000" style:text-position="0% 100%" fo:font-style="normal" style:font-style-asian="normal" style:font-style-complex="normal"/>
    </style:style>
    <style:style style:name="T16" style:family="text">
      <style:text-properties fo:color="#000000" style:text-position="sub 58%" fo:font-weight="normal" style:font-weight-asian="normal" style:font-weight-complex="normal"/>
    </style:style>
    <style:style style:name="T17" style:family="text">
      <style:text-properties fo:color="#000000" style:text-position="super 58%" fo:font-weight="normal" style:font-weight-asian="normal" style:font-weight-complex="normal"/>
    </style:style>
    <style:style style:name="T18" style:family="text">
      <style:text-properties fo:color="#000000" style:text-position="super 58%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cc0000"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5L<text:span text:style-name="T7">7</text:span> Notes</text:p>
      <text:p text:style-name="P3"/>
      <text:p text:style-name="P4">Objectives: </text:p>
      <text:list xml:id="list7299069646393378106" text:style-name="L1">
        <text:list-item>
          <text:p text:style-name="P6">Describe the methods of measuring the amount of something</text:p>
        </text:list-item>
        <text:list-item>
          <text:p text:style-name="P6">Define Avogadro's number as it relates to a mole of a substance</text:p>
        </text:list-item>
        <text:list-item>
          <text:p text:style-name="P6">Distinguish between the atomic mass of an element and its molar mass</text:p>
        </text:list-item>
        <text:list-item>
          <text:p text:style-name="P6">Describe how the mass of a mole of a compound is calculated</text:p>
        </text:list-item>
      </text:list>
      <text:p text:style-name="P4"><text:tab/></text:p>
      <text:p text:style-name="P4">Key Concepts:</text:p>
      <text:list xml:id="list7843270434864320311" text:style-name="L2">
        <text:list-item>
          <text:p text:style-name="P7">What are three methods for measuring the amount of something?</text:p>
        </text:list-item>
        <text:list-item>
          <text:p text:style-name="P7">How is Avogadro's number related to a mole of any substance?</text:p>
        </text:list-item>
        <text:list-item>
          <text:p text:style-name="P7">How is the atomic mass of an element related to the molar mass of an element?</text:p>
        </text:list-item>
        <text:list-item>
          <text:p text:style-name="P7">How is the mass of a mole of a compound calculated?</text:p>
        </text:list-item>
      </text:list>
      <text:p text:style-name="P1"/>
      <text:p text:style-name="P2">Vocabulary / <text:span text:style-name="T1">Important</text:span>:</text:p>
      <text:p text:style-name="P1"/>
      <text:p text:style-name="P11"><text:tab/>A <text:span text:style-name="T6">mole (mol)</text:span> of a substance is 6.02 x <text:span text:style-name="T2">10</text:span><text:span text:style-name="T8">23</text:span><text:span text:style-name="T2"> representative particles of that substance.</text:span></text:p>
      <text:p text:style-name="P11"><text:span text:style-name="T2"/></text:p>
      <text:p text:style-name="P12"><text:span text:style-name="T5"><text:tab/></text:span><text:span text:style-name="T2">Avogadro's Number</text:span><text:span text:style-name="T5"> is equal to one mole, or 6.02 x 10</text:span><text:span text:style-name="T9">23</text:span><text:span text:style-name="T5"> representative particles of a <text:tab/>substance.</text:span></text:p>
      <text:p text:style-name="P12"><text:span text:style-name="T5"/></text:p>
      <text:p text:style-name="P9"><text:span text:style-name="T5">Representative Particles</text:span></text:p>
      <text:p text:style-name="P12"><text:span text:style-name="T5"/></text:p>
      <text:p text:style-name="P12"><text:span text:style-name="T5"><text:tab/>The term </text:span><text:span text:style-name="T2">representative particle</text:span><text:span text:style-name="T5"> refers to the species present in a substance, usually <text:tab/></text:span><text:span text:style-name="T2">atoms, molecules or formula units.</text:span></text:p>
      <text:p text:style-name="P12"><text:span text:style-name="T2"/></text:p>
      <text:p text:style-name="P13"><text:span text:style-name="T2"><text:tab/></text:span><text:span text:style-name="T11">Seven elements exist normally as diatomic molecules, (H</text:span><text:span text:style-name="T16">2</text:span><text:span text:style-name="T11">, N</text:span><text:span text:style-name="T16">2</text:span><text:span text:style-name="T11">, O</text:span><text:span text:style-name="T16">2</text:span><text:span text:style-name="T11">, F</text:span><text:span text:style-name="T16">2</text:span><text:span text:style-name="T11">, Cl</text:span><text:span text:style-name="T16">2</text:span><text:span text:style-name="T11">, Br</text:span><text:span text:style-name="T16">2</text:span><text:span text:style-name="T11">, I</text:span><text:span text:style-name="T16">2</text:span><text:span text:style-name="T11">)</text:span></text:p>
      <text:p text:style-name="P14"><text:span text:style-name="T11"><text:tab/></text:span></text:p>
      <text:p text:style-name="P14"><text:span text:style-name="T12"><text:tab/>The representative particle of these elements and of all molecular compounds is the <text:tab/><text:tab/>molecule.</text:span></text:p>
      <text:p text:style-name="P14"><text:span text:style-name="T11"/></text:p>
      <text:p text:style-name="P13"><text:span text:style-name="T10">..</text:span></text:p>
      <text:p text:style-name="P13"><text:span text:style-name="T10"/></text:p>
      <text:p text:style-name="P15"><text:span text:style-name="T10">Converting </text:span><text:span text:style-name="T2">Number of Particles</text:span><text:span text:style-name="T10"> to </text:span><text:span text:style-name="T19">Moles</text:span></text:p>
      <text:p text:style-name="P15"><text:span text:style-name="T10"/></text:p>
      <text:p text:style-name="P15"><text:span text:style-name="T10"><text:tab/></text:span><text:span text:style-name="T11">moles = representative particles * 1 mole / 6.02 * 10</text:span><text:span text:style-name="T17">23</text:span><text:span text:style-name="T11"> representative particles</text:span></text:p>
      <text:p text:style-name="P15"><text:span text:style-name="T10">..</text:span></text:p>
      <text:p text:style-name="P15"><text:span text:style-name="T10"/></text:p>
      <text:p text:style-name="P15"><text:span text:style-name="T10">Converting </text:span><text:span text:style-name="T19">Moles</text:span><text:span text:style-name="T10"> to </text:span><text:span text:style-name="T2">Number of Particles</text:span></text:p>
      <text:p text:style-name="P15"><text:span text:style-name="T2"/></text:p>
      <text:p text:style-name="P15"><text:span text:style-name="T2"><text:tab/></text:span><text:span text:style-name="T13">representative particles = moles * 6.02 * 10</text:span><text:span text:style-name="T18">23</text:span><text:span text:style-name="T13"> representative particles / 1 mole</text:span></text:p>
      <text:p text:style-name="P15"><text:span text:style-name="T13"/></text:p>
      <text:p text:style-name="P15"><text:span text:style-name="T15">..</text:span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6"><text:soft-page-break/><text:span text:style-name="T15">Molar Mass</text:span></text:p>
      <text:p text:style-name="P16"><text:span text:style-name="T15"/></text:p>
      <text:p text:style-name="P15"><text:span text:style-name="T15"><text:tab/></text:span><text:span text:style-name="T3">The atomic mass of an element expressed in grams is the mass of a mole of the element.</text:span></text:p>
      <text:p text:style-name="P15"><text:span text:style-name="T3"><text:tab/></text:span><text:span text:style-name="T14">(12 amu &gt;&gt; 12g &gt;&gt; 1 mol of element is 12g &gt;&gt; molar mass of element is 12g)</text:span><text:span text:style-name="T3"><text:tab/></text:span></text:p>
      <text:p text:style-name="P15"><text:span text:style-name="T3"><text:tab/></text:span></text:p>
      <text:p text:style-name="P15"><text:span text:style-name="T3"><text:tab/>The mass of a mole of an element is its molar mass.</text:span></text:p>
      <text:p text:style-name="P15"><text:span text:style-name="T3"/></text:p>
      <text:p text:style-name="P15"><text:span text:style-name="T3"><text:tab/></text:span><text:span text:style-name="T4">To calculate the molar mass of a compound, find the molar mass for each element in the <text:tab/>compound, then find the summed mass of the compound.</text:span></text:p>
      <text:p text:style-name="P15"><text:span text:style-name="T3"/></text:p>
      <text:p text:style-name="P10"><text:span text:style-name="T3">..</text:span></text:p>
      <text:p text:style-name="P10"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4T14:54:53.828928024</dc:date>
    <meta:editing-duration>PT12M24S</meta:editing-duration>
    <meta:editing-cycles>3</meta:editing-cycles>
    <meta:generator>LibreOffice/4.4.5.2$Linux_X86_64 LibreOffice_project/40$Build-2</meta:generator>
    <meta:document-statistic meta:table-count="0" meta:image-count="0" meta:object-count="0" meta:page-count="2" meta:paragraph-count="34" meta:word-count="306" meta:character-count="1690" meta:non-whitespace-character-count="1402"/>
  </office:meta>
</office:document-meta>
</file>